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4"/>
        <table:table-column table:style-name="co4" table:number-columns-repeated="5" table:default-cell-style-name="ce1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.prenom</text:p>
          </table:table-cell>
          <table:table-cell table:formula="of:='d2'+&quot;@epitech.eu&quot;" office:value-type="string" office:string-value="" calcext:value-type="error">
            <text:p>#NAME?</text:p>
          </table:table-cell>
          <table:table-cell table:style-name="ce1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doucoure</text:p>
          </table:table-cell>
          <table:table-cell office:value-type="string" calcext:value-type="string">
            <text:p>alfoussein</text:p>
          </table:table-cell>
          <table:table-cell table:formula="of:=CONCATENATE([.A2];&quot; &quot;;[.B2])" office:value-type="string" office:string-value="doucoure alfoussein" calcext:value-type="string">
            <text:p>doucoure alfoussein</text:p>
          </table:table-cell>
          <table:table-cell office:value-type="string" calcext:value-type="string">
            <text:p>alfoussein.doucoure</text:p>
          </table:table-cell>
          <table:table-cell table:formula="of:=CONCATENATE([.D2];&quot;@epitech.eu&quot;)" office:value-type="string" office:string-value="alfoussein.doucoure@epitech.eu" calcext:value-type="string">
            <text:p>alfoussein.doucoure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def</text:p>
          </table:table-cell>
          <table:table-cell office:value-type="string" calcext:value-type="string">
            <text:p>amine</text:p>
          </table:table-cell>
          <table:table-cell table:formula="of:=CONCATENATE([.A3];&quot; &quot;;[.B3])" office:value-type="string" office:string-value="hadef amine" calcext:value-type="string">
            <text:p>hadef amine</text:p>
          </table:table-cell>
          <table:table-cell office:value-type="string" calcext:value-type="string">
            <text:p>amine.hadef</text:p>
          </table:table-cell>
          <table:table-cell table:formula="of:=CONCATENATE([.D3];&quot;@epitech.eu&quot;)" office:value-type="string" office:string-value="amine.hadef@epitech.eu" calcext:value-type="string">
            <text:p>amine.hadef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elbaz</text:p>
          </table:table-cell>
          <table:table-cell office:value-type="string" calcext:value-type="string">
            <text:p>anas</text:p>
          </table:table-cell>
          <table:table-cell table:formula="of:=CONCATENATE([.A4];&quot; &quot;;[.B4])" office:value-type="string" office:string-value="belbaz anas" calcext:value-type="string">
            <text:p>belbaz anas</text:p>
          </table:table-cell>
          <table:table-cell office:value-type="string" calcext:value-type="string">
            <text:p>anas.belbaz</text:p>
          </table:table-cell>
          <table:table-cell table:formula="of:=CONCATENATE([.D4];&quot;@epitech.eu&quot;)" office:value-type="string" office:string-value="anas.belbaz@epitech.eu" calcext:value-type="string">
            <text:p>anas.belbaz@epitech.eu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johnson</text:p>
          </table:table-cell>
          <table:table-cell office:value-type="string" calcext:value-type="string">
            <text:p>andry-michael</text:p>
          </table:table-cell>
          <table:table-cell table:formula="of:=CONCATENATE([.A5];&quot; &quot;;[.B5])" office:value-type="string" office:string-value="johnson andry-michael" calcext:value-type="string">
            <text:p>johnson andry-michael</text:p>
          </table:table-cell>
          <table:table-cell office:value-type="string" calcext:value-type="string">
            <text:p>andry-michael.johnson</text:p>
          </table:table-cell>
          <table:table-cell table:formula="of:=CONCATENATE([.D5];&quot;@epitech.eu&quot;)" office:value-type="string" office:string-value="andry-michael.johnson@epitech.eu" calcext:value-type="string">
            <text:p>andry-michael.johnson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ieux</text:p>
          </table:table-cell>
          <table:table-cell office:value-type="string" calcext:value-type="string">
            <text:p>antonin</text:p>
          </table:table-cell>
          <table:table-cell table:formula="of:=CONCATENATE([.A6];&quot; &quot;;[.B6])" office:value-type="string" office:string-value="rieux antonin" calcext:value-type="string">
            <text:p>rieux antonin</text:p>
          </table:table-cell>
          <table:table-cell office:value-type="string" calcext:value-type="string">
            <text:p>antonin.rieux</text:p>
          </table:table-cell>
          <table:table-cell table:formula="of:=CONCATENATE([.D6];&quot;@epitech.eu&quot;)" office:value-type="string" office:string-value="antonin.rieux@epitech.eu" calcext:value-type="string">
            <text:p>antonin.rieux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ordack</text:p>
          </table:table-cell>
          <table:table-cell office:value-type="string" calcext:value-type="string">
            <text:p>arnaud</text:p>
          </table:table-cell>
          <table:table-cell table:formula="of:=CONCATENATE([.A7];&quot; &quot;;[.B7])" office:value-type="string" office:string-value="bordack arnaud" calcext:value-type="string">
            <text:p>bordack arnaud</text:p>
          </table:table-cell>
          <table:table-cell office:value-type="string" calcext:value-type="string">
            <text:p>arnaud.bordack</text:p>
          </table:table-cell>
          <table:table-cell table:formula="of:=CONCATENATE([.D7];&quot;@epitech.eu&quot;)" office:value-type="string" office:string-value="arnaud.bordack@epitech.eu" calcext:value-type="string">
            <text:p>arnaud.bordack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khelfallah</text:p>
          </table:table-cell>
          <table:table-cell office:value-type="string" calcext:value-type="string">
            <text:p>badis</text:p>
          </table:table-cell>
          <table:table-cell table:formula="of:=CONCATENATE([.A8];&quot; &quot;;[.B8])" office:value-type="string" office:string-value="benkhelfallah badis" calcext:value-type="string">
            <text:p>benkhelfallah badis</text:p>
          </table:table-cell>
          <table:table-cell office:value-type="string" calcext:value-type="string">
            <text:p>badis.benkhelfallah</text:p>
          </table:table-cell>
          <table:table-cell table:formula="of:=CONCATENATE([.D8];&quot;@epitech.eu&quot;)" office:value-type="string" office:string-value="badis.benkhelfallah@epitech.eu" calcext:value-type="string">
            <text:p>badis.benkhelfallah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occa</text:p>
          </table:table-cell>
          <table:table-cell office:value-type="string" calcext:value-type="string">
            <text:p>baptiste</text:p>
          </table:table-cell>
          <table:table-cell table:formula="of:=CONCATENATE([.A9];&quot; &quot;;[.B9])" office:value-type="string" office:string-value="chiocca baptiste" calcext:value-type="string">
            <text:p>chiocca baptiste</text:p>
          </table:table-cell>
          <table:table-cell office:value-type="string" calcext:value-type="string">
            <text:p>baptiste.chiocca</text:p>
          </table:table-cell>
          <table:table-cell table:formula="of:=CONCATENATE([.D9];&quot;@epitech.eu&quot;)" office:value-type="string" office:string-value="baptiste.chiocca@epitech.eu" calcext:value-type="string">
            <text:p>baptiste.chiocca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umont</text:p>
          </table:table-cell>
          <table:table-cell office:value-type="string" calcext:value-type="string">
            <text:p>baptiste</text:p>
          </table:table-cell>
          <table:table-cell table:formula="of:=CONCATENATE([.A10];&quot; &quot;;[.B10])" office:value-type="string" office:string-value="dumont baptiste" calcext:value-type="string">
            <text:p>dumont baptiste</text:p>
          </table:table-cell>
          <table:table-cell office:value-type="string" calcext:value-type="string">
            <text:p>baptiste.dumont</text:p>
          </table:table-cell>
          <table:table-cell table:formula="of:=CONCATENATE([.D10];&quot;@epitech.eu&quot;)" office:value-type="string" office:string-value="baptiste.dumont@epitech.eu" calcext:value-type="string">
            <text:p>baptiste.dumont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rmeau</text:p>
          </table:table-cell>
          <table:table-cell office:value-type="string" calcext:value-type="string">
            <text:p>benjamin</text:p>
          </table:table-cell>
          <table:table-cell table:formula="of:=CONCATENATE([.A11];&quot; &quot;;[.B11])" office:value-type="string" office:string-value="termeau benjamin" calcext:value-type="string">
            <text:p>termeau benjamin</text:p>
          </table:table-cell>
          <table:table-cell office:value-type="string" calcext:value-type="string">
            <text:p>benjamin.termeau</text:p>
          </table:table-cell>
          <table:table-cell table:formula="of:=CONCATENATE([.D11];&quot;@epitech.eu&quot;)" office:value-type="string" office:string-value="benjamin.termeau@epitech.eu" calcext:value-type="string">
            <text:p>benjamin.termeau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harbouche</text:p>
          </table:table-cell>
          <table:table-cell office:value-type="string" calcext:value-type="string">
            <text:p>bilel</text:p>
          </table:table-cell>
          <table:table-cell table:formula="of:=CONCATENATE([.A12];&quot; &quot;;[.B12])" office:value-type="string" office:string-value="kharbouche bilel" calcext:value-type="string">
            <text:p>kharbouche bilel</text:p>
          </table:table-cell>
          <table:table-cell office:value-type="string" calcext:value-type="string">
            <text:p>bilel.kharbouche</text:p>
          </table:table-cell>
          <table:table-cell table:formula="of:=CONCATENATE([.D12];&quot;@epitech.eu&quot;)" office:value-type="string" office:string-value="bilel.kharbouche@epitech.eu" calcext:value-type="string">
            <text:p>bilel.kharbouche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contet</text:p>
          </table:table-cell>
          <table:table-cell office:value-type="string" calcext:value-type="string">
            <text:p>brice</text:p>
          </table:table-cell>
          <table:table-cell table:formula="of:=CONCATENATE([.A13];&quot; &quot;;[.B13])" office:value-type="string" office:string-value="contet brice" calcext:value-type="string">
            <text:p>contet brice</text:p>
          </table:table-cell>
          <table:table-cell office:value-type="string" calcext:value-type="string">
            <text:p>brice.contet</text:p>
          </table:table-cell>
          <table:table-cell table:formula="of:=CONCATENATE([.D13];&quot;@epitech.eu&quot;)" office:value-type="string" office:string-value="brice.contet@epitech.eu" calcext:value-type="string">
            <text:p>brice.contet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gkhavongs</text:p>
          </table:table-cell>
          <table:table-cell office:value-type="string" calcext:value-type="string">
            <text:p>cassandra</text:p>
          </table:table-cell>
          <table:table-cell table:formula="of:=CONCATENATE([.A14];&quot; &quot;;[.B14])" office:value-type="string" office:string-value="sangkhavongs cassandra" calcext:value-type="string">
            <text:p>sangkhavongs cassandra</text:p>
          </table:table-cell>
          <table:table-cell office:value-type="string" calcext:value-type="string">
            <text:p>cassandra.sangkhavongs</text:p>
          </table:table-cell>
          <table:table-cell table:formula="of:=CONCATENATE([.D14];&quot;@epitech.eu&quot;)" office:value-type="string" office:string-value="cassandra.sangkhavongs@epitech.eu" calcext:value-type="string">
            <text:p>cassandra.sangkhavongs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colas</text:p>
          </table:table-cell>
          <table:table-cell office:value-type="string" calcext:value-type="string">
            <text:p>christopher</text:p>
          </table:table-cell>
          <table:table-cell table:formula="of:=CONCATENATE([.A15];&quot; &quot;;[.B15])" office:value-type="string" office:string-value="nicolas christopher" calcext:value-type="string">
            <text:p>nicolas christopher</text:p>
          </table:table-cell>
          <table:table-cell office:value-type="string" calcext:value-type="string">
            <text:p>christopher.nicolas</text:p>
          </table:table-cell>
          <table:table-cell table:formula="of:=CONCATENATE([.D15];&quot;@epitech.eu&quot;)" office:value-type="string" office:string-value="christopher.nicolas@epitech.eu" calcext:value-type="string">
            <text:p>christopher.nicolas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res</text:p>
          </table:table-cell>
          <table:table-cell office:value-type="string" calcext:value-type="string">
            <text:p>daphne</text:p>
          </table:table-cell>
          <table:table-cell table:formula="of:=CONCATENATE([.A16];&quot; &quot;;[.B16])" office:value-type="string" office:string-value="barres daphne" calcext:value-type="string">
            <text:p>barres daphne</text:p>
          </table:table-cell>
          <table:table-cell office:value-type="string" calcext:value-type="string">
            <text:p>daphne.barres</text:p>
          </table:table-cell>
          <table:table-cell table:formula="of:=CONCATENATE([.D16];&quot;@epitech.eu&quot;)" office:value-type="string" office:string-value="daphne.barres@epitech.eu" calcext:value-type="string">
            <text:p>daphne.barres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uhadjar</text:p>
          </table:table-cell>
          <table:table-cell office:value-type="string" calcext:value-type="string">
            <text:p>djamel</text:p>
          </table:table-cell>
          <table:table-cell table:formula="of:=CONCATENATE([.A17];&quot; &quot;;[.B17])" office:value-type="string" office:string-value="bouhadjar djamel" calcext:value-type="string">
            <text:p>bouhadjar djamel</text:p>
          </table:table-cell>
          <table:table-cell office:value-type="string" calcext:value-type="string">
            <text:p>djamel.bouhadjar</text:p>
          </table:table-cell>
          <table:table-cell table:formula="of:=CONCATENATE([.D17];&quot;@epitech.eu&quot;)" office:value-type="string" office:string-value="djamel.bouhadjar@epitech.eu" calcext:value-type="string">
            <text:p>djamel.bouhadjar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gblomasse</text:p>
          </table:table-cell>
          <table:table-cell office:value-type="string" calcext:value-type="string">
            <text:p>djarlane</text:p>
          </table:table-cell>
          <table:table-cell table:formula="of:=CONCATENATE([.A18];&quot; &quot;;[.B18])" office:value-type="string" office:string-value="egblomasse djarlane" calcext:value-type="string">
            <text:p>egblomasse djarlane</text:p>
          </table:table-cell>
          <table:table-cell office:value-type="string" calcext:value-type="string">
            <text:p>djarlane.egblomasse</text:p>
          </table:table-cell>
          <table:table-cell table:formula="of:=CONCATENATE([.D18];&quot;@epitech.eu&quot;)" office:value-type="string" office:string-value="djarlane.egblomasse@epitech.eu" calcext:value-type="string">
            <text:p>djarlane.egblomasse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luchmun</text:p>
          </table:table-cell>
          <table:table-cell office:value-type="string" calcext:value-type="string">
            <text:p>dylan</text:p>
          </table:table-cell>
          <table:table-cell table:formula="of:=CONCATENATE([.A19];&quot; &quot;;[.B19])" office:value-type="string" office:string-value="luchmun dylan" calcext:value-type="string">
            <text:p>luchmun dylan</text:p>
          </table:table-cell>
          <table:table-cell office:value-type="string" calcext:value-type="string">
            <text:p>dylan.luchmun</text:p>
          </table:table-cell>
          <table:table-cell table:formula="of:=CONCATENATE([.D19];&quot;@epitech.eu&quot;)" office:value-type="string" office:string-value="dylan.luchmun@epitech.eu" calcext:value-type="string">
            <text:p>dylan.luchmun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haybulov</text:p>
          </table:table-cell>
          <table:table-cell office:value-type="string" calcext:value-type="string">
            <text:p>egor</text:p>
          </table:table-cell>
          <table:table-cell table:formula="of:=CONCATENATE([.A20];&quot; &quot;;[.B20])" office:value-type="string" office:string-value="khaybulov egor" calcext:value-type="string">
            <text:p>khaybulov egor</text:p>
          </table:table-cell>
          <table:table-cell office:value-type="string" calcext:value-type="string">
            <text:p>egor.khaybulov</text:p>
          </table:table-cell>
          <table:table-cell table:formula="of:=CONCATENATE([.D20];&quot;@epitech.eu&quot;)" office:value-type="string" office:string-value="egor.khaybulov@epitech.eu" calcext:value-type="string">
            <text:p>egor.khaybulov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yelfouf</text:p>
          </table:table-cell>
          <table:table-cell office:value-type="string" calcext:value-type="string">
            <text:p>elie</text:p>
          </table:table-cell>
          <table:table-cell table:formula="of:=CONCATENATE([.A21];&quot; &quot;;[.B21])" office:value-type="string" office:string-value="yelfouf elie" calcext:value-type="string">
            <text:p>yelfouf elie</text:p>
          </table:table-cell>
          <table:table-cell office:value-type="string" calcext:value-type="string">
            <text:p>elie.yelfouf</text:p>
          </table:table-cell>
          <table:table-cell table:formula="of:=CONCATENATE([.D21];&quot;@epitech.eu&quot;)" office:value-type="string" office:string-value="elie.yelfouf@epitech.eu" calcext:value-type="string">
            <text:p>elie.yelfouf@epitech.eu</text:p>
          </table:table-cell>
          <table:table-cell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barna</text:p>
          </table:table-cell>
          <table:table-cell office:value-type="string" calcext:value-type="string">
            <text:p>estelle</text:p>
          </table:table-cell>
          <table:table-cell table:formula="of:=CONCATENATE([.A22];&quot; &quot;;[.B22])" office:value-type="string" office:string-value="barna estelle" calcext:value-type="string">
            <text:p>barna estelle</text:p>
          </table:table-cell>
          <table:table-cell office:value-type="string" calcext:value-type="string">
            <text:p>estelle.barna</text:p>
          </table:table-cell>
          <table:table-cell table:formula="of:=CONCATENATE([.D22];&quot;@epitech.eu&quot;)" office:value-type="string" office:string-value="estelle.barna@epitech.eu" calcext:value-type="string">
            <text:p>estelle.barna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ncalves</text:p>
          </table:table-cell>
          <table:table-cell office:value-type="string" calcext:value-type="string">
            <text:p>estelle</text:p>
          </table:table-cell>
          <table:table-cell table:formula="of:=CONCATENATE([.A23];&quot; &quot;;[.B23])" office:value-type="string" office:string-value="goncalves estelle" calcext:value-type="string">
            <text:p>goncalves estelle</text:p>
          </table:table-cell>
          <table:table-cell office:value-type="string" calcext:value-type="string">
            <text:p>estelle.goncalves</text:p>
          </table:table-cell>
          <table:table-cell table:formula="of:=CONCATENATE([.D23];&quot;@epitech.eu&quot;)" office:value-type="string" office:string-value="estelle.goncalves@epitech.eu" calcext:value-type="string">
            <text:p>estelle.goncalves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myre</text:p>
          </table:table-cell>
          <table:table-cell office:value-type="string" calcext:value-type="string">
            <text:p>florian</text:p>
          </table:table-cell>
          <table:table-cell table:formula="of:=CONCATENATE([.A24];&quot; &quot;;[.B24])" office:value-type="string" office:string-value="lemyre florian" calcext:value-type="string">
            <text:p>lemyre florian</text:p>
          </table:table-cell>
          <table:table-cell office:value-type="string" calcext:value-type="string">
            <text:p>florian.lemyre</text:p>
          </table:table-cell>
          <table:table-cell table:formula="of:=CONCATENATE([.D24];&quot;@epitech.eu&quot;)" office:value-type="string" office:string-value="florian.lemyre@epitech.eu" calcext:value-type="string">
            <text:p>florian.lemyre@epitech.eu</text:p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ekrarchouche</text:p>
          </table:table-cell>
          <table:table-cell office:value-type="string" calcext:value-type="string">
            <text:p>jawn</text:p>
          </table:table-cell>
          <table:table-cell table:formula="of:=CONCATENATE([.A25];&quot; &quot;;[.B25])" office:value-type="string" office:string-value="bekrarchouche jawn" calcext:value-type="string">
            <text:p>bekrarchouche jawn</text:p>
          </table:table-cell>
          <table:table-cell office:value-type="string" calcext:value-type="string">
            <text:p>jawn.bekrarchouche</text:p>
          </table:table-cell>
          <table:table-cell table:formula="of:=CONCATENATE([.D25];&quot;@epitech.eu&quot;)" office:value-type="string" office:string-value="jawn.bekrarchouche@epitech.eu" calcext:value-type="string">
            <text:p>jawn.bekrarchouche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tan</text:p>
          </table:table-cell>
          <table:table-cell office:value-type="string" calcext:value-type="string">
            <text:p>joel</text:p>
          </table:table-cell>
          <table:table-cell table:formula="of:=CONCATENATE([.A26];&quot; &quot;;[.B26])" office:value-type="string" office:string-value="tan joel" calcext:value-type="string">
            <text:p>tan joel</text:p>
          </table:table-cell>
          <table:table-cell office:value-type="string" calcext:value-type="string">
            <text:p>joel.tan</text:p>
          </table:table-cell>
          <table:table-cell table:formula="of:=CONCATENATE([.D26];&quot;@epitech.eu&quot;)" office:value-type="string" office:string-value="joel.tan@epitech.eu" calcext:value-type="string">
            <text:p>joel.tan@epitech.eu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ermine-bromberg</text:p>
          </table:table-cell>
          <table:table-cell office:value-type="string" calcext:value-type="string">
            <text:p>julien</text:p>
          </table:table-cell>
          <table:table-cell table:formula="of:=CONCATENATE([.A27];&quot; &quot;;[.B27])" office:value-type="string" office:string-value="hermine-bromberg julien" calcext:value-type="string">
            <text:p>hermine-bromberg julien</text:p>
          </table:table-cell>
          <table:table-cell office:value-type="string" calcext:value-type="string">
            <text:p>julien.hermine-bromberg</text:p>
          </table:table-cell>
          <table:table-cell table:formula="of:=CONCATENATE([.D27];&quot;@epitech.eu&quot;)" office:value-type="string" office:string-value="julien.hermine-bromberg@epitech.eu" calcext:value-type="string">
            <text:p>julien.hermine-bromberg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-la-chatre</text:p>
          </table:table-cell>
          <table:table-cell office:value-type="string" calcext:value-type="string">
            <text:p>juliette</text:p>
          </table:table-cell>
          <table:table-cell table:formula="of:=CONCATENATE([.A28];&quot; &quot;;[.B28])" office:value-type="string" office:string-value="de-la-chatre juliette" calcext:value-type="string">
            <text:p>de-la-chatre juliette</text:p>
          </table:table-cell>
          <table:table-cell office:value-type="string" calcext:value-type="string">
            <text:p>juliette.de-la-chatre</text:p>
          </table:table-cell>
          <table:table-cell table:formula="of:=CONCATENATE([.D28];&quot;@epitech.eu&quot;)" office:value-type="string" office:string-value="juliette.de-la-chatre@epitech.eu" calcext:value-type="string">
            <text:p>juliette.de-la-chatre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sadeghi</text:p>
          </table:table-cell>
          <table:table-cell office:value-type="string" calcext:value-type="string">
            <text:p>kevan</text:p>
          </table:table-cell>
          <table:table-cell table:formula="of:=CONCATENATE([.A29];&quot; &quot;;[.B29])" office:value-type="string" office:string-value="sadeghi kevan" calcext:value-type="string">
            <text:p>sadeghi kevan</text:p>
          </table:table-cell>
          <table:table-cell office:value-type="string" calcext:value-type="string">
            <text:p>kevan.sadeghi</text:p>
          </table:table-cell>
          <table:table-cell table:formula="of:=CONCATENATE([.D29];&quot;@epitech.eu&quot;)" office:value-type="string" office:string-value="kevan.sadeghi@epitech.eu" calcext:value-type="string">
            <text:p>kevan.sadeghi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bhoub</text:p>
          </table:table-cell>
          <table:table-cell office:value-type="string" calcext:value-type="string">
            <text:p>kevin</text:p>
          </table:table-cell>
          <table:table-cell table:formula="of:=CONCATENATE([.A30];&quot; &quot;;[.B30])" office:value-type="string" office:string-value="habhoub kevin" calcext:value-type="string">
            <text:p>habhoub kevin</text:p>
          </table:table-cell>
          <table:table-cell office:value-type="string" calcext:value-type="string">
            <text:p>kevin.habhoub</text:p>
          </table:table-cell>
          <table:table-cell table:formula="of:=CONCATENATE([.D30];&quot;@epitech.eu&quot;)" office:value-type="string" office:string-value="kevin.habhoub@epitech.eu" calcext:value-type="string">
            <text:p>kevin.habhoub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cideron</text:p>
          </table:table-cell>
          <table:table-cell office:value-type="string" calcext:value-type="string">
            <text:p>marley</text:p>
          </table:table-cell>
          <table:table-cell table:formula="of:=CONCATENATE([.A31];&quot; &quot;;[.B31])" office:value-type="string" office:string-value="cideron marley" calcext:value-type="string">
            <text:p>cideron marley</text:p>
          </table:table-cell>
          <table:table-cell office:value-type="string" calcext:value-type="string">
            <text:p>marley.cideron</text:p>
          </table:table-cell>
          <table:table-cell table:formula="of:=CONCATENATE([.D31];&quot;@epitech.eu&quot;)" office:value-type="string" office:string-value="marley.cideron@epitech.eu" calcext:value-type="string">
            <text:p>marley.cideron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ermoal</text:p>
          </table:table-cell>
          <table:table-cell office:value-type="string" calcext:value-type="string">
            <text:p>mathieu</text:p>
          </table:table-cell>
          <table:table-cell table:formula="of:=CONCATENATE([.A32];&quot; &quot;;[.B32])" office:value-type="string" office:string-value="kermoal mathieu" calcext:value-type="string">
            <text:p>kermoal mathieu</text:p>
          </table:table-cell>
          <table:table-cell office:value-type="string" calcext:value-type="string">
            <text:p>mathieu.kermoal</text:p>
          </table:table-cell>
          <table:table-cell table:formula="of:=CONCATENATE([.D32];&quot;@epitech.eu&quot;)" office:value-type="string" office:string-value="mathieu.kermoal@epitech.eu" calcext:value-type="string">
            <text:p>mathieu.kermoal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meurs</text:p>
          </table:table-cell>
          <table:table-cell office:value-type="string" calcext:value-type="string">
            <text:p>mehdy</text:p>
          </table:table-cell>
          <table:table-cell table:formula="of:=CONCATENATE([.A33];&quot; &quot;;[.B33])" office:value-type="string" office:string-value="lemeurs mehdy" calcext:value-type="string">
            <text:p>lemeurs mehdy</text:p>
          </table:table-cell>
          <table:table-cell office:value-type="string" calcext:value-type="string">
            <text:p>mehdy.lemeurs</text:p>
          </table:table-cell>
          <table:table-cell table:formula="of:=CONCATENATE([.D33];&quot;@epitech.eu&quot;)" office:value-type="string" office:string-value="mehdy.lemeurs@epitech.eu" calcext:value-type="string">
            <text:p>mehdy.lemeurs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medan</text:p>
          </table:table-cell>
          <table:table-cell office:value-type="string" calcext:value-type="string">
            <text:p>modar</text:p>
          </table:table-cell>
          <table:table-cell table:formula="of:=CONCATENATE([.A34];&quot; &quot;;[.B34])" office:value-type="string" office:string-value="hmedan modar" calcext:value-type="string">
            <text:p>hmedan modar</text:p>
          </table:table-cell>
          <table:table-cell office:value-type="string" calcext:value-type="string">
            <text:p>modar.hmedan</text:p>
          </table:table-cell>
          <table:table-cell table:formula="of:=CONCATENATE([.D34];&quot;@epitech.eu&quot;)" office:value-type="string" office:string-value="modar.hmedan@epitech.eu" calcext:value-type="string">
            <text:p>modar.hmedan@epitech.e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vina-edimo</text:p>
          </table:table-cell>
          <table:table-cell office:value-type="string" calcext:value-type="string">
            <text:p>nicolas</text:p>
          </table:table-cell>
          <table:table-cell table:formula="of:=CONCATENATE([.A35];&quot; &quot;;[.B35])" office:value-type="string" office:string-value="evina-edimo nicolas" calcext:value-type="string">
            <text:p>evina-edimo nicolas</text:p>
          </table:table-cell>
          <table:table-cell office:value-type="string" calcext:value-type="string">
            <text:p>nicolas.evina-edimo</text:p>
          </table:table-cell>
          <table:table-cell table:formula="of:=CONCATENATE([.D35];&quot;@epitech.eu&quot;)" office:value-type="string" office:string-value="nicolas.evina-edimo@epitech.eu" calcext:value-type="string">
            <text:p>nicolas.evina-edimo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havard</text:p>
          </table:table-cell>
          <table:table-cell office:value-type="string" calcext:value-type="string">
            <text:p>nicolas</text:p>
          </table:table-cell>
          <table:table-cell table:formula="of:=CONCATENATE([.A36];&quot; &quot;;[.B36])" office:value-type="string" office:string-value="havard nicolas" calcext:value-type="string">
            <text:p>havard nicolas</text:p>
          </table:table-cell>
          <table:table-cell office:value-type="string" calcext:value-type="string">
            <text:p>nicolas.havard</text:p>
          </table:table-cell>
          <table:table-cell table:formula="of:=CONCATENATE([.D36];&quot;@epitech.eu&quot;)" office:value-type="string" office:string-value="nicolas.havard@epitech.eu" calcext:value-type="string">
            <text:p>nicolas.havard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ayi</text:p>
          </table:table-cell>
          <table:table-cell office:value-type="string" calcext:value-type="string">
            <text:p>nicolas</text:p>
          </table:table-cell>
          <table:table-cell table:formula="of:=CONCATENATE([.A37];&quot; &quot;;[.B37])" office:value-type="string" office:string-value="kayi nicolas" calcext:value-type="string">
            <text:p>kayi nicolas</text:p>
          </table:table-cell>
          <table:table-cell office:value-type="string" calcext:value-type="string">
            <text:p>nicolas.kayi</text:p>
          </table:table-cell>
          <table:table-cell table:formula="of:=CONCATENATE([.D37];&quot;@epitech.eu&quot;)" office:value-type="string" office:string-value="nicolas.kayi@epitech.eu" calcext:value-type="string">
            <text:p>nicolas.kayi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ermain</text:p>
          </table:table-cell>
          <table:table-cell office:value-type="string" calcext:value-type="string">
            <text:p>nils</text:p>
          </table:table-cell>
          <table:table-cell table:formula="of:=CONCATENATE([.A38];&quot; &quot;;[.B38])" office:value-type="string" office:string-value="germain nils" calcext:value-type="string">
            <text:p>germain nils</text:p>
          </table:table-cell>
          <table:table-cell office:value-type="string" calcext:value-type="string">
            <text:p>nils.germain</text:p>
          </table:table-cell>
          <table:table-cell table:formula="of:=CONCATENATE([.D38];&quot;@epitech.eu&quot;)" office:value-type="string" office:string-value="nils.germain@epitech.eu" calcext:value-type="string">
            <text:p>nils.germain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layac</text:p>
          </table:table-cell>
          <table:table-cell office:value-type="string" calcext:value-type="string">
            <text:p>quentin</text:p>
          </table:table-cell>
          <table:table-cell table:formula="of:=CONCATENATE([.A39];&quot; &quot;;[.B39])" office:value-type="string" office:string-value="flayac quentin" calcext:value-type="string">
            <text:p>flayac quentin</text:p>
          </table:table-cell>
          <table:table-cell office:value-type="string" calcext:value-type="string">
            <text:p>quentin.flayac</text:p>
          </table:table-cell>
          <table:table-cell table:formula="of:=CONCATENATE([.D39];&quot;@epitech.eu&quot;)" office:value-type="string" office:string-value="quentin.flayac@epitech.eu" calcext:value-type="string">
            <text:p>quentin.flayac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limani</text:p>
          </table:table-cell>
          <table:table-cell office:value-type="string" calcext:value-type="string">
            <text:p>rayane</text:p>
          </table:table-cell>
          <table:table-cell table:formula="of:=CONCATENATE([.A40];&quot; &quot;;[.B40])" office:value-type="string" office:string-value="slimani rayane" calcext:value-type="string">
            <text:p>slimani rayane</text:p>
          </table:table-cell>
          <table:table-cell office:value-type="string" calcext:value-type="string">
            <text:p>rayane.slimani</text:p>
          </table:table-cell>
          <table:table-cell table:formula="of:=CONCATENATE([.D40];&quot;@epitech.eu&quot;)" office:value-type="string" office:string-value="rayane.slimani@epitech.eu" calcext:value-type="string">
            <text:p>rayane.slimani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ssa</text:p>
          </table:table-cell>
          <table:table-cell office:value-type="string" calcext:value-type="string">
            <text:p>richard</text:p>
          </table:table-cell>
          <table:table-cell table:formula="of:=CONCATENATE([.A41];&quot; &quot;;[.B41])" office:value-type="string" office:string-value="issa richard" calcext:value-type="string">
            <text:p>issa richard</text:p>
          </table:table-cell>
          <table:table-cell office:value-type="string" calcext:value-type="string">
            <text:p>richard.issa</text:p>
          </table:table-cell>
          <table:table-cell table:formula="of:=CONCATENATE([.D41];&quot;@epitech.eu&quot;)" office:value-type="string" office:string-value="richard.issa@epitech.eu" calcext:value-type="string">
            <text:p>richard.issa@epitech.eu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elasri</text:p>
          </table:table-cell>
          <table:table-cell office:value-type="string" calcext:value-type="string">
            <text:p>samir</text:p>
          </table:table-cell>
          <table:table-cell table:formula="of:=CONCATENATE([.A42];&quot; &quot;;[.B42])" office:value-type="string" office:string-value="elasri samir" calcext:value-type="string">
            <text:p>elasri samir</text:p>
          </table:table-cell>
          <table:table-cell office:value-type="string" calcext:value-type="string">
            <text:p>samir.elasri</text:p>
          </table:table-cell>
          <table:table-cell table:formula="of:=CONCATENATE([.D42];&quot;@epitech.eu&quot;)" office:value-type="string" office:string-value="samir.elasri@epitech.eu" calcext:value-type="string">
            <text:p>samir.elasri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go</text:p>
          </table:table-cell>
          <table:table-cell office:value-type="string" calcext:value-type="string">
            <text:p>stephane1</text:p>
          </table:table-cell>
          <table:table-cell table:formula="of:=CONCATENATE([.A43];&quot; &quot;;[.B43])" office:value-type="string" office:string-value="ngo stephane1" calcext:value-type="string">
            <text:p>ngo stephane1</text:p>
          </table:table-cell>
          <table:table-cell office:value-type="string" calcext:value-type="string">
            <text:p>stephane1.ngo</text:p>
          </table:table-cell>
          <table:table-cell table:formula="of:=CONCATENATE([.D43];&quot;@epitech.eu&quot;)" office:value-type="string" office:string-value="stephane1.ngo@epitech.eu" calcext:value-type="string">
            <text:p>stephane1.ngo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nmoussa</text:p>
          </table:table-cell>
          <table:table-cell office:value-type="string" calcext:value-type="string">
            <text:p>theo</text:p>
          </table:table-cell>
          <table:table-cell table:formula="of:=CONCATENATE([.A44];&quot; &quot;;[.B44])" office:value-type="string" office:string-value="benmoussa theo" calcext:value-type="string">
            <text:p>benmoussa theo</text:p>
          </table:table-cell>
          <table:table-cell office:value-type="string" calcext:value-type="string">
            <text:p>theo.benmoussa</text:p>
          </table:table-cell>
          <table:table-cell table:formula="of:=CONCATENATE([.D44];&quot;@epitech.eu&quot;)" office:value-type="string" office:string-value="theo.benmoussa@epitech.eu" calcext:value-type="string">
            <text:p>theo.benmoussa@epitech.e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obin</text:p>
          </table:table-cell>
          <table:table-cell office:value-type="string" calcext:value-type="string">
            <text:p>tio</text:p>
          </table:table-cell>
          <table:table-cell table:formula="of:=CONCATENATE([.A45];&quot; &quot;;[.B45])" office:value-type="string" office:string-value="gobin tio" calcext:value-type="string">
            <text:p>gobin tio</text:p>
          </table:table-cell>
          <table:table-cell office:value-type="string" calcext:value-type="string">
            <text:p>tio.gobin</text:p>
          </table:table-cell>
          <table:table-cell table:formula="of:=CONCATENATE([.D45];&quot;@epitech.eu&quot;)" office:value-type="string" office:string-value="tio.gobin@epitech.eu" calcext:value-type="string">
            <text:p>tio.gobin@epitech.eu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duchesnay</text:p>
          </table:table-cell>
          <table:table-cell table:style-name="ce3" office:value-type="string" calcext:value-type="string">
            <text:p>vincent</text:p>
          </table:table-cell>
          <table:table-cell table:formula="of:=CONCATENATE([.A46];&quot; &quot;;[.B46])" office:value-type="string" office:string-value="duchesnay vincent" calcext:value-type="string">
            <text:p>duchesnay vincent</text:p>
          </table:table-cell>
          <table:table-cell office:value-type="string" calcext:value-type="string">
            <text:p>vincent.duchesnay</text:p>
          </table:table-cell>
          <table:table-cell table:formula="of:=CONCATENATE([.D46];&quot;@epitech.eu&quot;)" office:value-type="string" office:string-value="vincent.duchesnay@epitech.eu" calcext:value-type="string">
            <text:p>vincent.duchesnay@epitech.eu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4:00:26.773038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36:09.890997504</meta:creation-date>
    <dc:date>2018-06-20T14:07:30.757884431</dc:date>
    <meta:editing-duration>PT8M5S</meta:editing-duration>
    <meta:editing-cycles>2</meta:editing-cycles>
    <meta:generator>LibreOffice/5.1.6.2$Linux_X86_64 LibreOffice_project/10m0$Build-2</meta:generator>
    <meta:document-statistic meta:table-count="1" meta:cell-count="230" meta:object-count="0"/>
  </office:meta>
</office:document-meta>
</file>